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4efe0" style:font-size-asian="22pt" style:font-name-complex="Garamond" style:font-size-complex="22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4efe0" style:font-size-asian="14pt" style:font-size-complex="14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95432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95432" style:font-size-asian="10pt" style:font-name-complex="Garamond" style:font-size-complex="15pt"/>
    </style:style>
    <style:style style:name="P5" style:family="paragraph" style:parent-style-name="Text_20_body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c8e0a" style:font-size-asian="10pt" style:font-name-complex="Garamond" style:font-size-complex="15pt"/>
    </style:style>
    <style:style style:name="P6" style:family="paragraph" style:parent-style-name="Text_20_body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6pt" officeooo:paragraph-rsid="000c8e0a" style:font-size-asian="16pt" style:font-name-complex="Garamond" style:font-size-complex="16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95432"/>
    </style:style>
    <style:style style:name="T3" style:family="text">
      <style:text-properties style:font-name="Impact" officeooo:rsid="000b5093"/>
    </style:style>
    <style:style style:name="T4" style:family="text">
      <style:text-properties style:font-name="Impact" officeooo:rsid="000bceb5"/>
    </style:style>
    <style:style style:name="T5" style:family="text">
      <style:text-properties style:font-name="JARDOTTY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509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efd28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03638" style:font-style-asian="italic" style:font-weight-asian="bold" style:font-style-complex="italic" style:font-weight-complex="bold"/>
    </style:style>
    <style:style style:name="T10" style:family="text">
      <style:text-properties officeooo:rsid="000c8e0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36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</text:p>
      <text:p text:style-name="P1"><text:span text:style-name="T1">Chapter XX</text:span><text:span text:style-name="T2">X</text:span><text:span text:style-name="T3">I</text:span><text:span text:style-name="T2">I</text:span><text:span text:style-name="T4">I</text:span> – <text:span text:style-name="T10">Supernatural Order</text:span></text:p>
      <text:p text:style-name="P6"><text:span text:style-name="T10">1</text:span>. Grace (<text:span text:style-name="T5">presupposes</text:span>) (<text:span text:style-name="T5">destroys</text:span>) nature.</text:p>
      <text:p text:style-name="P6">2. Sanctifying grace is a supernatural <text:s/>_ _ _ _ _ _ _ <text:s/>existing in our (<text:span text:style-name="T5">faculties</text:span>) (<text:span text:style-name="T5">soul</text:span>).</text:p>
      <text:p text:style-name="P6">3. It gives us a real share in the <text:s/>_ _ _ _ _ _ _ <text:s/>of God.</text:p>
      <text:p text:style-name="P6">4. It does this by enabling us to perform acts that merit <text:s/>_ _ _ _ _ _ _ .</text:p>
      <text:p text:style-name="P6">5. Hence it is said to be “the <text:s/>_ _ _ _ _ _ <text:s/>of glory.”</text:p>
      <text:p text:style-name="P6">6. Our life on earth in grace (<text:span text:style-name="T5">is</text:span>) (<text:span text:style-name="T5">is not</text:span>) essentially the same as that of the blessed in heaven.</text:p>
      <text:p text:style-name="P6">7. St. Peter says that by grace we are made “partakers of the <text:s/>_ _ _ _ _ _ _ nature.”</text:p>
      <text:p text:style-name="P6">8. St. Paul says that grace makes us “Heirs indeed of <text:s/>_ _ _ _ _ _ _ <text:s/>and joint-heirs with <text:s/>_ _ _ _ _ _ _ .”</text:p>
      <text:p text:style-name="P6">9. It makes us God's <text:s/>_ _ _ _ _ _ _ <text:s/>children.</text:p>
      <text:p text:style-name="P6">10. Hence it makes us also <text:s/>_ _ _ _ _ _ _ <text:s/>of Christ.</text:p>
      <text:p text:style-name="P6">11. St. Paul says: “Know you not that you are the <text:s/>_ _ _ _ _ _ _ <text:s/>of God, and that the <text:s/>_ _ _ _ _ _ _ <text:s/>of God dwelleth in you?”</text:p>
      <text:p text:style-name="P6">12. Our Lord says: “If <text:s/>_ _ _ _ _ _ _ <text:s/>will love Me, he shall keep My word, and My <text:s/>_ _ _ _ _ _ _ <text:s/>will love him; and <text:s/>_ _ _ _ <text:s/>will come to him and make our <text:s/>_ _ _ _ _ _ _ <text:s/>with him.”</text:p>
      <text:p text:style-name="P6">13. The special presence of God in a soul in grace is called the<text:line-break/> _ _ _ _ _ _ _ _ _ _ <text:s/>of the Trinity.</text:p>
      <text:p text:style-name="P6">14. Grace makes each of our <text:s/>_ _ _ _ _ _ _ , <text:s/>_ _ _ _ _ _ _ <text:s/>acts merit heaven.</text:p>
      <text:p text:style-name="P6">15. One in a state of grace (<text:span text:style-name="T5">has</text:span>) (<text:span text:style-name="T5">has not</text:span>) necessarily the virtues of faith, hope and charity.</text:p>
      <text:p text:style-name="P6">16. One in a state of grace has all the gifts of <text:s/>_ _ _ _ <text:s text:c="2"/>_ _ _ _ _ .</text:p>
      <text:p text:style-name="P6">17. It is by the virtue of <text:s/>_ _ _ _ _ _ _ <text:s/>that we are made the friends of God.</text:p>
      <text:p text:style-name="P6"><text:soft-page-break/>18. It is by means of <text:s/>_ _ _ <text:s text:c="2"/>_ _ _ _ _ <text:s/>_ _ <text:s text:c="2"/>_ _ _ <text:s/>_ _ _ _ <text:s/>_ _ _ _ _ <text:s/>that we come to enjoy infused contemplation.</text:p>
      <text:p text:style-name="P6">19. Sanctifying grace and formal mortal sin (<text:span text:style-name="T5">can</text:span>) (<text:span text:style-name="T5">cannot</text:span>) exist together in a soul.</text:p>
      <text:p text:style-name="P6">20. It (<text:span text:style-name="T5">is</text:span>) (<text:span text:style-name="T5">is not</text:span>) a greater thing to be in grace than to raise the dead to life.</text:p>
      <text:p text:style-name="P3"/>
      <text:p text:style-name="P5"><text:span text:style-name="T10">1</text:span>. Grace (<text:span text:style-name="T6">presupposes</text:span>) (destroys) nature. 2. Sanctifying grace is a supernatural (<text:span text:style-name="T8">quality</text:span>) existing in our (faculties) (<text:span text:style-name="T6">soul</text:span>). 3. It gives us a real share in the (<text:span text:style-name="T8">nature</text:span>) of God. 4. It does this by enabling us to perform acts that merit (<text:span text:style-name="T8">heaven</text:span>). 5. Hence it is said to be “the (<text:span text:style-name="T8">seed</text:span>) of glory.” 6. Our life on earth in grace (<text:span text:style-name="T6">is</text:span>) (is not) essentially the same as that of the blessed in heaven. 7. St. Peter says that by grace we are made “partakers of the (<text:span text:style-name="T8">divine</text:span>) nature.” 8. St. Paul says that grace makes us “Heirs indeed of (<text:span text:style-name="T8">heaven</text:span>) and joint-heirs with (<text:span text:style-name="T8">Christ</text:span>).” 9. It makes us God's (<text:span text:style-name="T8">adopted</text:span>) children. 10. Hence it makes us also (<text:span text:style-name="T8">brothers</text:span>) of Christ. 11. St. Paul says: “Know you not that you are the (<text:span text:style-name="T8">chi</text:span><text:span text:style-name="T9">l</text:span><text:span text:style-name="T8">dren</text:span>) of God, and that the (<text:span text:style-name="T8">Spirit</text:span>) of God dwelleth in you?” 12. Our Lord says: “If (<text:span text:style-name="T8">any man</text:span>) will love Me, he shall keep My word, and My (<text:span text:style-name="T8">Father</text:span>) will love him; and (<text:span text:style-name="T8">we</text:span>) will come to him and make our (<text:span text:style-name="T8">abode</text:span>) with him.” 13. The special presence of God in a soul in grace is called the (<text:span text:style-name="T8">indwelling</text:span>) of the Trinity. 14. Grace makes each of our (<text:span text:style-name="T8">free</text:span>), (<text:span text:style-name="T8">unsinful</text:span>) acts merit heaven. 15. One in a state of grace (<text:span text:style-name="T6">has</text:span>) (has not) necessarily the virtues of faith, hope and charity. 16. One in a state of grace has all the gifts of (<text:span text:style-name="T8">the Holy Ghost</text:span>). 17. It is by the virtue of (<text:span text:style-name="T8">charity</text:span>) that we are made the friends of God. 18. It is by means of (<text:span text:style-name="T8">the Gifts of the Holy Ghost</text:span>) that we come to enjoy infused contemplation. 19. Sanctifying grace and formal mortal sin (can) (<text:span text:style-name="T6">cannot</text:span>) exist together in a soul. 20. It (<text:span text:style-name="T6">is</text:span>) (is not) a greater thing to be in grace than to raise the dead to life.</text:p>
      <text:p text:style-name="P4">1. Justice urges us to give others what is (<text:span text:style-name="T7">due</text:span>) to them, i.e. that to which they have a (<text:span text:style-name="T7">right</text:span>). 2. That part of justice which regulates society's obligations to its members is called (<text:span text:style-name="T7">distributive</text:span>) justice. 3. That part which regulates their obligations to society is called (<text:span text:style-name="T7">legal</text:span>) justice. 4. The justice that rules between individuals is called (<text:span text:style-name="T7">commutative</text:span>) justice. 5. (<text:span text:style-name="T7">Commutative</text:span>) justice alone binds to restitution. 6. One is not allowed to kill an innocent person in order to put an end to suffering. It is (<text:span text:style-name="T6">a direct</text:span>) (an indirect) killing of the innocent; and the (<text:span text:style-name="T7">end</text:span>) never justifies the (<text:span text:style-name="T7">means</text:span>). 7. One is sometimes allowed to kill an innocent person (directly) (<text:span text:style-name="T6">indirectly</text:span>). It is a case of the (<text:span text:style-name="T7">double</text:span>) effect. 8. It is (never) (sometimes) (<text:span text:style-name="T6">always</text:span>) lawful to kill an unjust aggressor. 9. One who is drowned in an attempt to rescue another (commits) (<text:span text:style-name="T6">does not commit</text:span>) suicide. 10. An innocent person (is) (<text:span text:style-name="T6">is not</text:span>) allowed to commit suicide so that his family may benefit by his insurance. 11. Destruction of another's good name by means of lies is called (<text:span text:style-name="T7">calumny</text:span>). One guilty of it (<text:span text:style-name="T6">is</text:span>) (is not) bound to restitution. 12. The object of tale-bearing is the destruction of (<text:span text:style-name="T7">friendship</text:span>). 13. We are (<text:span text:style-name="T6">never</text:span>) (sometimes) allowed to tell a lie. 14. Flattery and cheating are forms of (<text:span text:style-name="T7">lying</text:span>). 15. In itself a lie is a (mortal) (<text:span text:style-name="T6">venial</text:span>) sin. 16. While walking in his sleep, a man burns down a house belonging to another. He (is) (<text:span text:style-name="T6">is not</text:span>) obliged to make restitution. 17. Knowing that it is a mortal sin, Podgy deliberately burns down Budgy's house. “A” says that he is obliged to make restitution under pain of mortal sin; “B”, under pain of venial sin. “C” says that there is no obligation. Which is right.” (“<text:span text:style-name="T6">A</text:span>”), (“B”), (“C”). 18. It is the virtue of (<text:span text:style-name="T7">religion</text:span>) that moves us to pay our debt of worship to God. Its motive is that of (<text:span text:style-name="T7">honesty</text:span>). 19. Religion should be (merely internal) (merely external) (<text:span text:style-name="T6">both internal and external</text:span>). 20. The act by which we will to worship God, promptly and wholeheartedly is called (<text:span text:style-name="T7">devotion</text:span>). 21. The one act of worship that be given to God alone is that of (<text:span text:style-name="T7">sacrifice</text:span>). 22. It is by (<text:span text:style-name="T7">prayer</text:span>) that we bring our intelligence and our will into line with God's. 23. The three religious vows are those of (<text:span text:style-name="T7">poverty</text:span>), (<text:span text:style-name="T7">chastity</text:span>) and (<text:span text:style-name="T7">obedience</text:span>). 24. Solemn religious vows make the opposite acts (illicit only) (invalid) (<text:span text:style-name="T6">both illicit and invalid</text:span>). 25. To call God to witness that what one says is true is to take (<text:span text:style-name="T7">an oath</text:span>). To violate it is to commit the sin of (<text:span text:style-name="T7">perjury</text:span>). 26. It is the sin of (<text:span text:style-name="T7">idolatory</text:span>) to give divine worship to a creature as such. 27. To sell rosary beads at a much greater price on account of indulgences attached to them is to commit the sin of (<text:span text:style-name="T7">simony</text:span>). 28. The virtue that moves us to pay our debt of submission, reverence and honour to our parents is called (<text:span text:style-name="T7">piety</text:span>). 29. Patriotism is primarily a question of (love) (<text:span text:style-name="T6">service</text:span>) of one's country. 30. It is the virtue of (<text:span text:style-name="T7">observance</text:span>) that inclines us to show respect to those superior to us in authority, knowledge and virt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1:55:24.525809670</meta:creation-date>
    <dc:date>2016-05-31T11:46:15.661571971</dc:date>
    <meta:editing-duration>PT31M24S</meta:editing-duration>
    <meta:editing-cycles>9</meta:editing-cycles>
    <meta:generator>LibreOffice/5.1.2.2.0$Linux_X86_64 LibreOffice_project/10m0$Build-2</meta:generator>
    <meta:print-date>2016-05-23T13:01:32.563579672</meta:print-date>
    <meta:document-statistic meta:table-count="0" meta:image-count="0" meta:object-count="0" meta:page-count="4" meta:paragraph-count="24" meta:word-count="1291" meta:character-count="6409" meta:non-whitespace-character-count="5095"/>
  </office:meta>
</office:document-meta>
</file>